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b9c5d" officeooo:paragraph-rsid="000b9c5d"/>
    </style:style>
    <style:style style:name="P2" style:family="paragraph" style:parent-style-name="Standard">
      <style:text-properties officeooo:rsid="000cf076" officeooo:paragraph-rsid="000cf076"/>
    </style:style>
    <style:style style:name="P3" style:family="paragraph" style:parent-style-name="Standard">
      <style:text-properties officeooo:rsid="000d01e8" officeooo:paragraph-rsid="000d01e8"/>
    </style:style>
    <style:style style:name="T1" style:family="text">
      <style:text-properties officeooo:rsid="000e796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:] config proxy : <text:line-break/>git config –global http.proxy <text:span text:style-name="T1">http://pdv11660:</text:span><text:a xlink:type="simple" xlink:href="mailto:3209@192.168.77.12" text:style-name="Internet_20_link" text:visited-style-name="Visited_20_Internet_20_Link"><text:span text:style-name="T1">3209@192.168.77.12</text:span></text:a><text:span text:style-name="T1">:8080</text:span></text:p>
      <text:p text:style-name="P1"/>
      <text:p text:style-name="P1">2:] Cloner un répertoir distant : </text:p>
      <text:p text:style-name="P1">git -c http.sslVerify=false clone https://%répertoiredistant%</text:p>
      <text:p text:style-name="P1"/>
      <text:p text:style-name="P2">3:] faire des modification + création </text:p>
      <text:p text:style-name="P2"/>
      <text:p text:style-name="P2">4:] git add –all <text:line-break/>répertorie toutes le modif et ajout</text:p>
      <text:p text:style-name="P2"/>
      <text:p text:style-name="P2">5:] git commit -m "info sur le traitement"</text:p>
      <text:p text:style-name="P2">Ajoute en commit les fichiers modifier ou nouveau</text:p>
      <text:p text:style-name="P2"/>
      <text:p text:style-name="P2">6:] git push origin master </text:p>
      <text:p text:style-name="P3">Envoi les modification </text:p>
      <text:p text:style-name="P3"/>
      <text:p text:style-name="P3">7:] saisir user +mdp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M5S</meta:editing-duration>
    <meta:editing-cycles>3</meta:editing-cycles>
    <meta:generator>LibreOffice/5.0.2.2$Windows_x86 LibreOffice_project/37b43f919e4de5eeaca9b9755ed688758a8251fe</meta:generator>
    <dc:date>2016-04-11T16:07:25.829000000</dc:date>
    <meta:document-statistic meta:table-count="0" meta:image-count="0" meta:object-count="0" meta:page-count="1" meta:paragraph-count="10" meta:word-count="64" meta:character-count="436" meta:non-whitespace-character-count="376"/>
    <meta:user-defined meta:name="Info 1"/>
    <meta:user-defined meta:name="Info 2"/>
    <meta:user-defined meta:name="Info 3"/>
    <meta:user-defined meta:name="Info 4"/>
  </office:meta>
</office:document-meta>
</file>